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5953in" svg:y="4.4839in">
            <draw:object draw:notify-on-update-of-ranges="Sheet1.C26:Sheet1.C26 Sheet1.D26:Sheet1.M26 Sheet1.C27:Sheet1.C27 Sheet1.D27:Sheet1.M27 Sheet1.C28:Sheet1.C28 Sheet1.D28:Sheet1.M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I,j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string" calcext:value-type="string">
            <text:p>j,i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7711" calcext:value-type="float">
            <text:p>67711</text:p>
          </table:table-cell>
          <table:table-cell office:value-type="float" office:value="283310" calcext:value-type="float">
            <text:p>283310</text:p>
          </table:table-cell>
          <table:table-cell office:value-type="float" office:value="650993" calcext:value-type="float">
            <text:p>650993</text:p>
          </table:table-cell>
          <table:table-cell office:value-type="float" office:value="1146113" calcext:value-type="float">
            <text:p>1146113</text:p>
          </table:table-cell>
          <table:table-cell office:value-type="float" office:value="1792489" calcext:value-type="float">
            <text:p>1792489</text:p>
          </table:table-cell>
          <table:table-cell office:value-type="float" office:value="2619470" calcext:value-type="float">
            <text:p>2619470</text:p>
          </table:table-cell>
          <table:table-cell office:value-type="float" office:value="3544124" calcext:value-type="float">
            <text:p>3544124</text:p>
          </table:table-cell>
          <table:table-cell office:value-type="float" office:value="4756475" calcext:value-type="float">
            <text:p>4756475</text:p>
          </table:table-cell>
          <table:table-cell office:value-type="float" office:value="5821097" calcext:value-type="float">
            <text:p>5821097</text:p>
          </table:table-cell>
          <table:table-cell office:value-type="float" office:value="6881728" calcext:value-type="float">
            <text:p>6881728</text:p>
          </table:table-cell>
          <table:table-cell table:number-columns-repeated="2"/>
          <table:table-cell office:value-type="float" office:value="85169" calcext:value-type="float">
            <text:p>85169</text:p>
          </table:table-cell>
          <table:table-cell office:value-type="float" office:value="345351" calcext:value-type="float">
            <text:p>345351</text:p>
          </table:table-cell>
          <table:table-cell office:value-type="float" office:value="977891" calcext:value-type="float">
            <text:p>977891</text:p>
          </table:table-cell>
          <table:table-cell office:value-type="float" office:value="1894093" calcext:value-type="float">
            <text:p>1894093</text:p>
          </table:table-cell>
          <table:table-cell office:value-type="float" office:value="2696231" calcext:value-type="float">
            <text:p>2696231</text:p>
          </table:table-cell>
          <table:table-cell office:value-type="float" office:value="4279545" calcext:value-type="float">
            <text:p>4279545</text:p>
          </table:table-cell>
          <table:table-cell office:value-type="float" office:value="5251699" calcext:value-type="float">
            <text:p>5251699</text:p>
          </table:table-cell>
          <table:table-cell office:value-type="float" office:value="7651011" calcext:value-type="float">
            <text:p>7651011</text:p>
          </table:table-cell>
          <table:table-cell office:value-type="float" office:value="8718515" calcext:value-type="float">
            <text:p>8718515</text:p>
          </table:table-cell>
          <table:table-cell office:value-type="float" office:value="11276204" calcext:value-type="float">
            <text:p>11276204</text:p>
          </table:table-cell>
        </table:table-row>
        <table:table-row table:style-name="ro1">
          <table:table-cell/>
          <table:table-cell office:value-type="float" office:value="66630" calcext:value-type="float">
            <text:p>66630</text:p>
          </table:table-cell>
          <table:table-cell office:value-type="float" office:value="288038" calcext:value-type="float">
            <text:p>288038</text:p>
          </table:table-cell>
          <table:table-cell office:value-type="float" office:value="646606" calcext:value-type="float">
            <text:p>646606</text:p>
          </table:table-cell>
          <table:table-cell office:value-type="float" office:value="1164179" calcext:value-type="float">
            <text:p>1164179</text:p>
          </table:table-cell>
          <table:table-cell office:value-type="float" office:value="1789471" calcext:value-type="float">
            <text:p>1789471</text:p>
          </table:table-cell>
          <table:table-cell office:value-type="float" office:value="2619402" calcext:value-type="float">
            <text:p>2619402</text:p>
          </table:table-cell>
          <table:table-cell office:value-type="float" office:value="3517673" calcext:value-type="float">
            <text:p>3517673</text:p>
          </table:table-cell>
          <table:table-cell office:value-type="float" office:value="4730120" calcext:value-type="float">
            <text:p>4730120</text:p>
          </table:table-cell>
          <table:table-cell office:value-type="float" office:value="5620124" calcext:value-type="float">
            <text:p>5620124</text:p>
          </table:table-cell>
          <table:table-cell office:value-type="float" office:value="6370648" calcext:value-type="float">
            <text:p>6370648</text:p>
          </table:table-cell>
          <table:table-cell table:number-columns-repeated="2"/>
          <table:table-cell office:value-type="float" office:value="77312" calcext:value-type="float">
            <text:p>77312</text:p>
          </table:table-cell>
          <table:table-cell office:value-type="float" office:value="340490" calcext:value-type="float">
            <text:p>340490</text:p>
          </table:table-cell>
          <table:table-cell office:value-type="float" office:value="994607" calcext:value-type="float">
            <text:p>994607</text:p>
          </table:table-cell>
          <table:table-cell office:value-type="float" office:value="1890800" calcext:value-type="float">
            <text:p>1890800</text:p>
          </table:table-cell>
          <table:table-cell office:value-type="float" office:value="2774316" calcext:value-type="float">
            <text:p>2774316</text:p>
          </table:table-cell>
          <table:table-cell office:value-type="float" office:value="4138911" calcext:value-type="float">
            <text:p>4138911</text:p>
          </table:table-cell>
          <table:table-cell office:value-type="float" office:value="5500543" calcext:value-type="float">
            <text:p>5500543</text:p>
          </table:table-cell>
          <table:table-cell office:value-type="float" office:value="6891749" calcext:value-type="float">
            <text:p>6891749</text:p>
          </table:table-cell>
          <table:table-cell office:value-type="float" office:value="8271916" calcext:value-type="float">
            <text:p>8271916</text:p>
          </table:table-cell>
          <table:table-cell office:value-type="float" office:value="11423924" calcext:value-type="float">
            <text:p>11423924</text:p>
          </table:table-cell>
        </table:table-row>
        <table:table-row table:style-name="ro1">
          <table:table-cell/>
          <table:table-cell office:value-type="float" office:value="65717" calcext:value-type="float">
            <text:p>65717</text:p>
          </table:table-cell>
          <table:table-cell office:value-type="float" office:value="281328" calcext:value-type="float">
            <text:p>281328</text:p>
          </table:table-cell>
          <table:table-cell office:value-type="float" office:value="638744" calcext:value-type="float">
            <text:p>638744</text:p>
          </table:table-cell>
          <table:table-cell office:value-type="float" office:value="1184216" calcext:value-type="float">
            <text:p>1184216</text:p>
          </table:table-cell>
          <table:table-cell office:value-type="float" office:value="1811674" calcext:value-type="float">
            <text:p>1811674</text:p>
          </table:table-cell>
          <table:table-cell office:value-type="float" office:value="2504452" calcext:value-type="float">
            <text:p>2504452</text:p>
          </table:table-cell>
          <table:table-cell office:value-type="float" office:value="3168498" calcext:value-type="float">
            <text:p>3168498</text:p>
          </table:table-cell>
          <table:table-cell office:value-type="float" office:value="4363600" calcext:value-type="float">
            <text:p>4363600</text:p>
          </table:table-cell>
          <table:table-cell office:value-type="float" office:value="5187839" calcext:value-type="float">
            <text:p>5187839</text:p>
          </table:table-cell>
          <table:table-cell office:value-type="float" office:value="6985664" calcext:value-type="float">
            <text:p>6985664</text:p>
          </table:table-cell>
          <table:table-cell table:number-columns-repeated="2"/>
          <table:table-cell office:value-type="float" office:value="76531" calcext:value-type="float">
            <text:p>76531</text:p>
          </table:table-cell>
          <table:table-cell office:value-type="float" office:value="362331" calcext:value-type="float">
            <text:p>362331</text:p>
          </table:table-cell>
          <table:table-cell office:value-type="float" office:value="983806" calcext:value-type="float">
            <text:p>983806</text:p>
          </table:table-cell>
          <table:table-cell office:value-type="float" office:value="1874778" calcext:value-type="float">
            <text:p>1874778</text:p>
          </table:table-cell>
          <table:table-cell office:value-type="float" office:value="2766756" calcext:value-type="float">
            <text:p>2766756</text:p>
          </table:table-cell>
          <table:table-cell office:value-type="float" office:value="4161677" calcext:value-type="float">
            <text:p>4161677</text:p>
          </table:table-cell>
          <table:table-cell office:value-type="float" office:value="5647145" calcext:value-type="float">
            <text:p>5647145</text:p>
          </table:table-cell>
          <table:table-cell office:value-type="float" office:value="7173195" calcext:value-type="float">
            <text:p>7173195</text:p>
          </table:table-cell>
          <table:table-cell office:value-type="float" office:value="8346644" calcext:value-type="float">
            <text:p>8346644</text:p>
          </table:table-cell>
          <table:table-cell office:value-type="float" office:value="13836393" calcext:value-type="float">
            <text:p>13836393</text:p>
          </table:table-cell>
        </table:table-row>
        <table:table-row table:style-name="ro1">
          <table:table-cell/>
          <table:table-cell office:value-type="float" office:value="66851" calcext:value-type="float">
            <text:p>66851</text:p>
          </table:table-cell>
          <table:table-cell office:value-type="float" office:value="288562" calcext:value-type="float">
            <text:p>288562</text:p>
          </table:table-cell>
          <table:table-cell office:value-type="float" office:value="643034" calcext:value-type="float">
            <text:p>643034</text:p>
          </table:table-cell>
          <table:table-cell office:value-type="float" office:value="1331904" calcext:value-type="float">
            <text:p>1331904</text:p>
          </table:table-cell>
          <table:table-cell office:value-type="float" office:value="1776627" calcext:value-type="float">
            <text:p>1776627</text:p>
          </table:table-cell>
          <table:table-cell office:value-type="float" office:value="2284031" calcext:value-type="float">
            <text:p>2284031</text:p>
          </table:table-cell>
          <table:table-cell office:value-type="float" office:value="3082073" calcext:value-type="float">
            <text:p>3082073</text:p>
          </table:table-cell>
          <table:table-cell office:value-type="float" office:value="4250603" calcext:value-type="float">
            <text:p>4250603</text:p>
          </table:table-cell>
          <table:table-cell office:value-type="float" office:value="5127186" calcext:value-type="float">
            <text:p>5127186</text:p>
          </table:table-cell>
          <table:table-cell office:value-type="float" office:value="6607643" calcext:value-type="float">
            <text:p>6607643</text:p>
          </table:table-cell>
          <table:table-cell table:number-columns-repeated="2"/>
          <table:table-cell office:value-type="float" office:value="76706" calcext:value-type="float">
            <text:p>76706</text:p>
          </table:table-cell>
          <table:table-cell office:value-type="float" office:value="362568" calcext:value-type="float">
            <text:p>362568</text:p>
          </table:table-cell>
          <table:table-cell office:value-type="float" office:value="975825" calcext:value-type="float">
            <text:p>975825</text:p>
          </table:table-cell>
          <table:table-cell office:value-type="float" office:value="1769080" calcext:value-type="float">
            <text:p>1769080</text:p>
          </table:table-cell>
          <table:table-cell office:value-type="float" office:value="2866260" calcext:value-type="float">
            <text:p>2866260</text:p>
          </table:table-cell>
          <table:table-cell office:value-type="float" office:value="4507561" calcext:value-type="float">
            <text:p>4507561</text:p>
          </table:table-cell>
          <table:table-cell office:value-type="float" office:value="5786113" calcext:value-type="float">
            <text:p>5786113</text:p>
          </table:table-cell>
          <table:table-cell office:value-type="float" office:value="8013970" calcext:value-type="float">
            <text:p>8013970</text:p>
          </table:table-cell>
          <table:table-cell office:value-type="float" office:value="9123130" calcext:value-type="float">
            <text:p>9123130</text:p>
          </table:table-cell>
          <table:table-cell office:value-type="float" office:value="14034108" calcext:value-type="float">
            <text:p>14034108</text:p>
          </table:table-cell>
        </table:table-row>
        <table:table-row table:style-name="ro1">
          <table:table-cell/>
          <table:table-cell office:value-type="float" office:value="66632" calcext:value-type="float">
            <text:p>66632</text:p>
          </table:table-cell>
          <table:table-cell office:value-type="float" office:value="301147" calcext:value-type="float">
            <text:p>301147</text:p>
          </table:table-cell>
          <table:table-cell office:value-type="float" office:value="649307" calcext:value-type="float">
            <text:p>649307</text:p>
          </table:table-cell>
          <table:table-cell office:value-type="float" office:value="1246273" calcext:value-type="float">
            <text:p>1246273</text:p>
          </table:table-cell>
          <table:table-cell office:value-type="float" office:value="1587121" calcext:value-type="float">
            <text:p>1587121</text:p>
          </table:table-cell>
          <table:table-cell office:value-type="float" office:value="2274944" calcext:value-type="float">
            <text:p>2274944</text:p>
          </table:table-cell>
          <table:table-cell office:value-type="float" office:value="3099270" calcext:value-type="float">
            <text:p>3099270</text:p>
          </table:table-cell>
          <table:table-cell office:value-type="float" office:value="4924472" calcext:value-type="float">
            <text:p>4924472</text:p>
          </table:table-cell>
          <table:table-cell office:value-type="float" office:value="5106640" calcext:value-type="float">
            <text:p>5106640</text:p>
          </table:table-cell>
          <table:table-cell office:value-type="float" office:value="6520445" calcext:value-type="float">
            <text:p>6520445</text:p>
          </table:table-cell>
          <table:table-cell table:number-columns-repeated="2"/>
          <table:table-cell office:value-type="float" office:value="77301" calcext:value-type="float">
            <text:p>77301</text:p>
          </table:table-cell>
          <table:table-cell office:value-type="float" office:value="364631" calcext:value-type="float">
            <text:p>364631</text:p>
          </table:table-cell>
          <table:table-cell office:value-type="float" office:value="976235" calcext:value-type="float">
            <text:p>976235</text:p>
          </table:table-cell>
          <table:table-cell office:value-type="float" office:value="1664583" calcext:value-type="float">
            <text:p>1664583</text:p>
          </table:table-cell>
          <table:table-cell office:value-type="float" office:value="3238193" calcext:value-type="float">
            <text:p>3238193</text:p>
          </table:table-cell>
          <table:table-cell office:value-type="float" office:value="4564985" calcext:value-type="float">
            <text:p>4564985</text:p>
          </table:table-cell>
          <table:table-cell office:value-type="float" office:value="6293300" calcext:value-type="float">
            <text:p>6293300</text:p>
          </table:table-cell>
          <table:table-cell office:value-type="float" office:value="7084085" calcext:value-type="float">
            <text:p>7084085</text:p>
          </table:table-cell>
          <table:table-cell office:value-type="float" office:value="9765194" calcext:value-type="float">
            <text:p>9765194</text:p>
          </table:table-cell>
          <table:table-cell office:value-type="float" office:value="13505790" calcext:value-type="float">
            <text:p>13505790</text:p>
          </table:table-cell>
        </table:table-row>
        <table:table-row table:style-name="ro1">
          <table:table-cell/>
          <table:table-cell office:value-type="float" office:value="67450" calcext:value-type="float">
            <text:p>67450</text:p>
          </table:table-cell>
          <table:table-cell office:value-type="float" office:value="290850" calcext:value-type="float">
            <text:p>290850</text:p>
          </table:table-cell>
          <table:table-cell office:value-type="float" office:value="639014" calcext:value-type="float">
            <text:p>639014</text:p>
          </table:table-cell>
          <table:table-cell office:value-type="float" office:value="1110526" calcext:value-type="float">
            <text:p>1110526</text:p>
          </table:table-cell>
          <table:table-cell office:value-type="float" office:value="1586346" calcext:value-type="float">
            <text:p>1586346</text:p>
          </table:table-cell>
          <table:table-cell office:value-type="float" office:value="2270090" calcext:value-type="float">
            <text:p>2270090</text:p>
          </table:table-cell>
          <table:table-cell office:value-type="float" office:value="3130020" calcext:value-type="float">
            <text:p>3130020</text:p>
          </table:table-cell>
          <table:table-cell office:value-type="float" office:value="5125988" calcext:value-type="float">
            <text:p>5125988</text:p>
          </table:table-cell>
          <table:table-cell office:value-type="float" office:value="5132886" calcext:value-type="float">
            <text:p>5132886</text:p>
          </table:table-cell>
          <table:table-cell office:value-type="float" office:value="6912303" calcext:value-type="float">
            <text:p>6912303</text:p>
          </table:table-cell>
          <table:table-cell table:number-columns-repeated="2"/>
          <table:table-cell office:value-type="float" office:value="80391" calcext:value-type="float">
            <text:p>80391</text:p>
          </table:table-cell>
          <table:table-cell office:value-type="float" office:value="364524" calcext:value-type="float">
            <text:p>364524</text:p>
          </table:table-cell>
          <table:table-cell office:value-type="float" office:value="984719" calcext:value-type="float">
            <text:p>984719</text:p>
          </table:table-cell>
          <table:table-cell office:value-type="float" office:value="1649854" calcext:value-type="float">
            <text:p>1649854</text:p>
          </table:table-cell>
          <table:table-cell office:value-type="float" office:value="2793398" calcext:value-type="float">
            <text:p>2793398</text:p>
          </table:table-cell>
          <table:table-cell office:value-type="float" office:value="4224753" calcext:value-type="float">
            <text:p>4224753</text:p>
          </table:table-cell>
          <table:table-cell office:value-type="float" office:value="6368833" calcext:value-type="float">
            <text:p>6368833</text:p>
          </table:table-cell>
          <table:table-cell office:value-type="float" office:value="6980984" calcext:value-type="float">
            <text:p>6980984</text:p>
          </table:table-cell>
          <table:table-cell office:value-type="float" office:value="10028074" calcext:value-type="float">
            <text:p>10028074</text:p>
          </table:table-cell>
          <table:table-cell office:value-type="float" office:value="11894801" calcext:value-type="float">
            <text:p>11894801</text:p>
          </table:table-cell>
        </table:table-row>
        <table:table-row table:style-name="ro1">
          <table:table-cell/>
          <table:table-cell office:value-type="float" office:value="66115" calcext:value-type="float">
            <text:p>66115</text:p>
          </table:table-cell>
          <table:table-cell office:value-type="float" office:value="288330" calcext:value-type="float">
            <text:p>288330</text:p>
          </table:table-cell>
          <table:table-cell office:value-type="float" office:value="641587" calcext:value-type="float">
            <text:p>641587</text:p>
          </table:table-cell>
          <table:table-cell office:value-type="float" office:value="1226361" calcext:value-type="float">
            <text:p>1226361</text:p>
          </table:table-cell>
          <table:table-cell office:value-type="float" office:value="1595815" calcext:value-type="float">
            <text:p>1595815</text:p>
          </table:table-cell>
          <table:table-cell office:value-type="float" office:value="2273659" calcext:value-type="float">
            <text:p>2273659</text:p>
          </table:table-cell>
          <table:table-cell office:value-type="float" office:value="3182276" calcext:value-type="float">
            <text:p>3182276</text:p>
          </table:table-cell>
          <table:table-cell office:value-type="float" office:value="4472202" calcext:value-type="float">
            <text:p>4472202</text:p>
          </table:table-cell>
          <table:table-cell office:value-type="float" office:value="5124881" calcext:value-type="float">
            <text:p>5124881</text:p>
          </table:table-cell>
          <table:table-cell office:value-type="float" office:value="6368020" calcext:value-type="float">
            <text:p>6368020</text:p>
          </table:table-cell>
          <table:table-cell table:number-columns-repeated="2"/>
          <table:table-cell office:value-type="float" office:value="76754" calcext:value-type="float">
            <text:p>76754</text:p>
          </table:table-cell>
          <table:table-cell office:value-type="float" office:value="346098" calcext:value-type="float">
            <text:p>346098</text:p>
          </table:table-cell>
          <table:table-cell office:value-type="float" office:value="905398" calcext:value-type="float">
            <text:p>905398</text:p>
          </table:table-cell>
          <table:table-cell office:value-type="float" office:value="1645832" calcext:value-type="float">
            <text:p>1645832</text:p>
          </table:table-cell>
          <table:table-cell office:value-type="float" office:value="3012430" calcext:value-type="float">
            <text:p>3012430</text:p>
          </table:table-cell>
          <table:table-cell office:value-type="float" office:value="3745415" calcext:value-type="float">
            <text:p>3745415</text:p>
          </table:table-cell>
          <table:table-cell office:value-type="float" office:value="6354274" calcext:value-type="float">
            <text:p>6354274</text:p>
          </table:table-cell>
          <table:table-cell office:value-type="float" office:value="7769447" calcext:value-type="float">
            <text:p>7769447</text:p>
          </table:table-cell>
          <table:table-cell office:value-type="float" office:value="8946657" calcext:value-type="float">
            <text:p>8946657</text:p>
          </table:table-cell>
          <table:table-cell office:value-type="float" office:value="12282218" calcext:value-type="float">
            <text:p>12282218</text:p>
          </table:table-cell>
        </table:table-row>
        <table:table-row table:style-name="ro1">
          <table:table-cell/>
          <table:table-cell office:value-type="float" office:value="66137" calcext:value-type="float">
            <text:p>66137</text:p>
          </table:table-cell>
          <table:table-cell office:value-type="float" office:value="295244" calcext:value-type="float">
            <text:p>295244</text:p>
          </table:table-cell>
          <table:table-cell office:value-type="float" office:value="643115" calcext:value-type="float">
            <text:p>643115</text:p>
          </table:table-cell>
          <table:table-cell office:value-type="float" office:value="1248938" calcext:value-type="float">
            <text:p>1248938</text:p>
          </table:table-cell>
          <table:table-cell office:value-type="float" office:value="1585899" calcext:value-type="float">
            <text:p>1585899</text:p>
          </table:table-cell>
          <table:table-cell office:value-type="float" office:value="2277986" calcext:value-type="float">
            <text:p>2277986</text:p>
          </table:table-cell>
          <table:table-cell office:value-type="float" office:value="3093606" calcext:value-type="float">
            <text:p>3093606</text:p>
          </table:table-cell>
          <table:table-cell office:value-type="float" office:value="4309928" calcext:value-type="float">
            <text:p>4309928</text:p>
          </table:table-cell>
          <table:table-cell office:value-type="float" office:value="5275945" calcext:value-type="float">
            <text:p>5275945</text:p>
          </table:table-cell>
          <table:table-cell office:value-type="float" office:value="6343015" calcext:value-type="float">
            <text:p>6343015</text:p>
          </table:table-cell>
          <table:table-cell table:number-columns-repeated="2"/>
          <table:table-cell office:value-type="float" office:value="78111" calcext:value-type="float">
            <text:p>78111</text:p>
          </table:table-cell>
          <table:table-cell office:value-type="float" office:value="356919" calcext:value-type="float">
            <text:p>356919</text:p>
          </table:table-cell>
          <table:table-cell office:value-type="float" office:value="870425" calcext:value-type="float">
            <text:p>870425</text:p>
          </table:table-cell>
          <table:table-cell office:value-type="float" office:value="1647615" calcext:value-type="float">
            <text:p>1647615</text:p>
          </table:table-cell>
          <table:table-cell office:value-type="float" office:value="2949234" calcext:value-type="float">
            <text:p>2949234</text:p>
          </table:table-cell>
          <table:table-cell office:value-type="float" office:value="3998581" calcext:value-type="float">
            <text:p>3998581</text:p>
          </table:table-cell>
          <table:table-cell office:value-type="float" office:value="6079664" calcext:value-type="float">
            <text:p>6079664</text:p>
          </table:table-cell>
          <table:table-cell office:value-type="float" office:value="8108419" calcext:value-type="float">
            <text:p>8108419</text:p>
          </table:table-cell>
          <table:table-cell office:value-type="float" office:value="8692341" calcext:value-type="float">
            <text:p>8692341</text:p>
          </table:table-cell>
          <table:table-cell office:value-type="float" office:value="13557177" calcext:value-type="float">
            <text:p>13557177</text:p>
          </table:table-cell>
        </table:table-row>
        <table:table-row table:style-name="ro1">
          <table:table-cell/>
          <table:table-cell office:value-type="float" office:value="68939" calcext:value-type="float">
            <text:p>68939</text:p>
          </table:table-cell>
          <table:table-cell office:value-type="float" office:value="293554" calcext:value-type="float">
            <text:p>293554</text:p>
          </table:table-cell>
          <table:table-cell office:value-type="float" office:value="653294" calcext:value-type="float">
            <text:p>653294</text:p>
          </table:table-cell>
          <table:table-cell office:value-type="float" office:value="1113451" calcext:value-type="float">
            <text:p>1113451</text:p>
          </table:table-cell>
          <table:table-cell office:value-type="float" office:value="1592966" calcext:value-type="float">
            <text:p>1592966</text:p>
          </table:table-cell>
          <table:table-cell office:value-type="float" office:value="2275632" calcext:value-type="float">
            <text:p>2275632</text:p>
          </table:table-cell>
          <table:table-cell office:value-type="float" office:value="3119431" calcext:value-type="float">
            <text:p>3119431</text:p>
          </table:table-cell>
          <table:table-cell office:value-type="float" office:value="4520092" calcext:value-type="float">
            <text:p>4520092</text:p>
          </table:table-cell>
          <table:table-cell office:value-type="float" office:value="5285596" calcext:value-type="float">
            <text:p>5285596</text:p>
          </table:table-cell>
          <table:table-cell office:value-type="float" office:value="6326939" calcext:value-type="float">
            <text:p>6326939</text:p>
          </table:table-cell>
          <table:table-cell table:number-columns-repeated="2"/>
          <table:table-cell office:value-type="float" office:value="76676" calcext:value-type="float">
            <text:p>76676</text:p>
          </table:table-cell>
          <table:table-cell office:value-type="float" office:value="337209" calcext:value-type="float">
            <text:p>337209</text:p>
          </table:table-cell>
          <table:table-cell office:value-type="float" office:value="876643" calcext:value-type="float">
            <text:p>876643</text:p>
          </table:table-cell>
          <table:table-cell office:value-type="float" office:value="1647255" calcext:value-type="float">
            <text:p>1647255</text:p>
          </table:table-cell>
          <table:table-cell office:value-type="float" office:value="2914752" calcext:value-type="float">
            <text:p>2914752</text:p>
          </table:table-cell>
          <table:table-cell office:value-type="float" office:value="3776331" calcext:value-type="float">
            <text:p>3776331</text:p>
          </table:table-cell>
          <table:table-cell office:value-type="float" office:value="6227271" calcext:value-type="float">
            <text:p>6227271</text:p>
          </table:table-cell>
          <table:table-cell office:value-type="float" office:value="7730397" calcext:value-type="float">
            <text:p>7730397</text:p>
          </table:table-cell>
          <table:table-cell office:value-type="float" office:value="8632536" calcext:value-type="float">
            <text:p>8632536</text:p>
          </table:table-cell>
          <table:table-cell office:value-type="float" office:value="13145251" calcext:value-type="float">
            <text:p>13145251</text:p>
          </table:table-cell>
        </table:table-row>
        <table:table-row table:style-name="ro1">
          <table:table-cell/>
          <table:table-cell office:value-type="float" office:value="66521" calcext:value-type="float">
            <text:p>66521</text:p>
          </table:table-cell>
          <table:table-cell office:value-type="float" office:value="331842" calcext:value-type="float">
            <text:p>331842</text:p>
          </table:table-cell>
          <table:table-cell office:value-type="float" office:value="651955" calcext:value-type="float">
            <text:p>651955</text:p>
          </table:table-cell>
          <table:table-cell office:value-type="float" office:value="1122599" calcext:value-type="float">
            <text:p>1122599</text:p>
          </table:table-cell>
          <table:table-cell office:value-type="float" office:value="1584754" calcext:value-type="float">
            <text:p>1584754</text:p>
          </table:table-cell>
          <table:table-cell office:value-type="float" office:value="2275425" calcext:value-type="float">
            <text:p>2275425</text:p>
          </table:table-cell>
          <table:table-cell office:value-type="float" office:value="3105132" calcext:value-type="float">
            <text:p>3105132</text:p>
          </table:table-cell>
          <table:table-cell office:value-type="float" office:value="4089991" calcext:value-type="float">
            <text:p>4089991</text:p>
          </table:table-cell>
          <table:table-cell office:value-type="float" office:value="5150763" calcext:value-type="float">
            <text:p>5150763</text:p>
          </table:table-cell>
          <table:table-cell office:value-type="float" office:value="6350279" calcext:value-type="float">
            <text:p>6350279</text:p>
          </table:table-cell>
          <table:table-cell table:number-columns-repeated="2"/>
          <table:table-cell office:value-type="float" office:value="76380" calcext:value-type="float">
            <text:p>76380</text:p>
          </table:table-cell>
          <table:table-cell office:value-type="float" office:value="340509" calcext:value-type="float">
            <text:p>340509</text:p>
          </table:table-cell>
          <table:table-cell office:value-type="float" office:value="871634" calcext:value-type="float">
            <text:p>871634</text:p>
          </table:table-cell>
          <table:table-cell office:value-type="float" office:value="1650346" calcext:value-type="float">
            <text:p>1650346</text:p>
          </table:table-cell>
          <table:table-cell office:value-type="float" office:value="2906495" calcext:value-type="float">
            <text:p>2906495</text:p>
          </table:table-cell>
          <table:table-cell office:value-type="float" office:value="4097528" calcext:value-type="float">
            <text:p>4097528</text:p>
          </table:table-cell>
          <table:table-cell office:value-type="float" office:value="6133974" calcext:value-type="float">
            <text:p>6133974</text:p>
          </table:table-cell>
          <table:table-cell office:value-type="float" office:value="7037075" calcext:value-type="float">
            <text:p>7037075</text:p>
          </table:table-cell>
          <table:table-cell office:value-type="float" office:value="8410930" calcext:value-type="float">
            <text:p>8410930</text:p>
          </table:table-cell>
          <table:table-cell office:value-type="float" office:value="12838143" calcext:value-type="float">
            <text:p>12838143</text:p>
          </table:table-cell>
        </table:table-row>
        <table:table-row table:style-name="ro1">
          <table:table-cell/>
          <table:table-cell table:formula="of:=AVERAGE([.B2:.B11])" office:value-type="float" office:value="66870.3" calcext:value-type="float">
            <text:p>66870.3</text:p>
          </table:table-cell>
          <table:table-cell table:formula="of:=AVERAGE([.C2:.C11])" office:value-type="float" office:value="294220.5" calcext:value-type="float">
            <text:p>294220.5</text:p>
          </table:table-cell>
          <table:table-cell table:formula="of:=AVERAGE([.D2:.D11])" office:value-type="float" office:value="645764.9" calcext:value-type="float">
            <text:p>645764.9</text:p>
          </table:table-cell>
          <table:table-cell table:formula="of:=AVERAGE([.E2:.E11])" office:value-type="float" office:value="1189456" calcext:value-type="float">
            <text:p>1189456</text:p>
          </table:table-cell>
          <table:table-cell table:formula="of:=AVERAGE([.F2:.F11])" office:value-type="float" office:value="1670316.2" calcext:value-type="float">
            <text:p>1670316.2</text:p>
          </table:table-cell>
          <table:table-cell table:formula="of:=AVERAGE([.G2:.G11])" office:value-type="float" office:value="2367509.1" calcext:value-type="float">
            <text:p>2367509.1</text:p>
          </table:table-cell>
          <table:table-cell table:formula="of:=AVERAGE([.H2:.H11])" office:value-type="float" office:value="3204210.3" calcext:value-type="float">
            <text:p>3204210.3</text:p>
          </table:table-cell>
          <table:table-cell table:formula="of:=AVERAGE([.I2:.I11])" office:value-type="float" office:value="4554347.1" calcext:value-type="float">
            <text:p>4554347.1</text:p>
          </table:table-cell>
          <table:table-cell table:formula="of:=AVERAGE([.J2:.J11])" office:value-type="float" office:value="5283295.7" calcext:value-type="float">
            <text:p>5283295.7</text:p>
          </table:table-cell>
          <table:table-cell table:formula="of:=AVERAGE([.K2:.K11])" office:value-type="float" office:value="6566668.4" calcext:value-type="float">
            <text:p>6566668.4</text:p>
          </table:table-cell>
          <table:table-cell table:number-columns-repeated="2"/>
          <table:table-cell table:formula="of:=AVERAGE([.N2:.N11])" office:value-type="float" office:value="78133.1" calcext:value-type="float">
            <text:p>78133.1</text:p>
          </table:table-cell>
          <table:table-cell table:formula="of:=AVERAGE([.O2:.O11])" office:value-type="float" office:value="352063" calcext:value-type="float">
            <text:p>352063</text:p>
          </table:table-cell>
          <table:table-cell table:formula="of:=AVERAGE([.P2:.P11])" office:value-type="float" office:value="941718.3" calcext:value-type="float">
            <text:p>941718.3</text:p>
          </table:table-cell>
          <table:table-cell table:formula="of:=AVERAGE([.Q2:.Q11])" office:value-type="float" office:value="1733423.6" calcext:value-type="float">
            <text:p>1733423.6</text:p>
          </table:table-cell>
          <table:table-cell table:formula="of:=AVERAGE([.R2:.R11])" office:value-type="float" office:value="2891806.5" calcext:value-type="float">
            <text:p>2891806.5</text:p>
          </table:table-cell>
          <table:table-cell table:formula="of:=AVERAGE([.S2:.S11])" office:value-type="float" office:value="4149528.7" calcext:value-type="float">
            <text:p>4149528.7</text:p>
          </table:table-cell>
          <table:table-cell table:formula="of:=AVERAGE([.T2:.T11])" office:value-type="float" office:value="5964281.6" calcext:value-type="float">
            <text:p>5964281.6</text:p>
          </table:table-cell>
          <table:table-cell table:formula="of:=AVERAGE([.U2:.U11])" office:value-type="float" office:value="7444033.2" calcext:value-type="float">
            <text:p>7444033.2</text:p>
          </table:table-cell>
          <table:table-cell table:formula="of:=AVERAGE([.V2:.V11])" office:value-type="float" office:value="8893593.7" calcext:value-type="float">
            <text:p>8893593.7</text:p>
          </table:table-cell>
          <table:table-cell table:formula="of:=AVERAGE([.W2:.W11])" office:value-type="float" office:value="12779400.9" calcext:value-type="float">
            <text:p>12779400.9</text:p>
          </table:table-cell>
        </table:table-row>
        <table:table-row table:style-name="ro1" table:number-rows-repeated="13">
          <table:table-cell table:number-columns-repeated="23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50000" calcext:value-type="float">
            <text:p>50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-j</text:p>
          </table:table-cell>
          <table:table-cell office:value-type="float" office:value="66870.3" calcext:value-type="float">
            <text:p>66870.3</text:p>
          </table:table-cell>
          <table:table-cell office:value-type="float" office:value="294220.5" calcext:value-type="float">
            <text:p>294220.5</text:p>
          </table:table-cell>
          <table:table-cell office:value-type="float" office:value="645764.9" calcext:value-type="float">
            <text:p>645764.9</text:p>
          </table:table-cell>
          <table:table-cell office:value-type="float" office:value="1189456" calcext:value-type="float">
            <text:p>1189456</text:p>
          </table:table-cell>
          <table:table-cell office:value-type="float" office:value="1670316.2" calcext:value-type="float">
            <text:p>1670316.2</text:p>
          </table:table-cell>
          <table:table-cell office:value-type="float" office:value="2367509.1" calcext:value-type="float">
            <text:p>2367509.1</text:p>
          </table:table-cell>
          <table:table-cell office:value-type="float" office:value="3204210.3" calcext:value-type="float">
            <text:p>3204210.3</text:p>
          </table:table-cell>
          <table:table-cell office:value-type="float" office:value="4554347.1" calcext:value-type="float">
            <text:p>4554347.1</text:p>
          </table:table-cell>
          <table:table-cell office:value-type="float" office:value="5283295.7" calcext:value-type="float">
            <text:p>5283295.7</text:p>
          </table:table-cell>
          <table:table-cell office:value-type="float" office:value="6566668.4" calcext:value-type="float">
            <text:p>6566668.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j-i</text:p>
          </table:table-cell>
          <table:table-cell office:value-type="float" office:value="78133.1" calcext:value-type="float">
            <text:p>78133.1</text:p>
          </table:table-cell>
          <table:table-cell office:value-type="float" office:value="352063" calcext:value-type="float">
            <text:p>352063</text:p>
          </table:table-cell>
          <table:table-cell office:value-type="float" office:value="941718.3" calcext:value-type="float">
            <text:p>941718.3</text:p>
          </table:table-cell>
          <table:table-cell office:value-type="float" office:value="1733423.6" calcext:value-type="float">
            <text:p>1733423.6</text:p>
          </table:table-cell>
          <table:table-cell office:value-type="float" office:value="2891806.5" calcext:value-type="float">
            <text:p>2891806.5</text:p>
          </table:table-cell>
          <table:table-cell office:value-type="float" office:value="4149528.7" calcext:value-type="float">
            <text:p>4149528.7</text:p>
          </table:table-cell>
          <table:table-cell office:value-type="float" office:value="5964281.6" calcext:value-type="float">
            <text:p>5964281.6</text:p>
          </table:table-cell>
          <table:table-cell office:value-type="float" office:value="7444033.2" calcext:value-type="float">
            <text:p>7444033.2</text:p>
          </table:table-cell>
          <table:table-cell office:value-type="float" office:value="8893593.7" calcext:value-type="float">
            <text:p>8893593.7</text:p>
          </table:table-cell>
          <table:table-cell office:value-type="float" office:value="12779400.9" calcext:value-type="float">
            <text:p>12779400.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20:11:54.887023400</meta:creation-date>
    <meta:print-date>2024-01-29T20:54:17.781573431</meta:print-date>
    <meta:printed-by>PDF files</meta:printed-by>
    <dc:date>2024-01-29T21:51:38.343689438</dc:date>
    <meta:editing-duration>PT57M20S</meta:editing-duration>
    <meta:editing-cycles>1</meta:editing-cycles>
    <meta:document-statistic meta:table-count="1" meta:cell-count="274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44cm" svg:y="0.316cm" chart:style-name="ch2">
          <text:p>Iteration N v/s Average Runtime (in microsec) graph</text:p>
        </chart:title>
        <chart:legend chart:legend-position="end" svg:x="14.391cm" svg:y="3.952cm" style:legend-expansion="high" chart:style-name="ch3"/>
        <chart:plot-area chart:style-name="ch4" table:cell-range-address="Sheet1.C26:Sheet1.M28" chart:data-source-has-labels="both" svg:x="1.331cm" svg:y="1.275cm" svg:width="12.74cm" svg:height="6.564cm">
          <chart:coordinate-region svg:x="3.063cm" svg:y="1.474cm" svg:width="10.542cm" svg:height="5.718cm"/>
          <chart:axis chart:dimension="x" chart:name="primary-x" chart:style-name="ch5" chartooo:axis-type="auto">
            <chartooo:date-scale/>
            <chart:title svg:x="6.797cm" svg:y="8.019cm" chart:style-name="ch6">
              <text:p>Iteration (N)</text:p>
            </chart:title>
            <chart:categories table:cell-range-address="Sheet1.D26:Sheet1.M26"/>
          </chart:axis>
          <chart:axis chart:dimension="y" chart:name="primary-y" chart:style-name="ch5">
            <chart:title svg:x="0.451cm" svg:y="6.837cm" chart:style-name="ch7">
              <text:p>Average Runtime (in microsec)</text:p>
            </chart:title>
            <chart:grid chart:style-name="ch8" chart:class="major"/>
          </chart:axis>
          <chart:series chart:style-name="ch9" chart:values-cell-range-address="Sheet1.D27:Sheet1.M27" chart:label-cell-address="Sheet1.C27:Sheet1.C27" chart:class="chart:line">
            <chart:data-point chart:repeated="10"/>
          </chart:series>
          <chart:series chart:style-name="ch10" chart:values-cell-range-address="Sheet1.D28:Sheet1.M28" chart:label-cell-address="Sheet1.C28:Sheet1.C28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00">
                <text:p>5000</text:p>
                <draw:g>
                  <svg:desc>Sheet1.D26:Sheet1.M26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i-j</text:p>
                <draw:g>
                  <svg:desc>Sheet1.C27:Sheet1.C27</svg:desc>
                </draw:g>
              </table:table-cell>
              <table:table-cell office:value-type="float" office:value="66870.3">
                <text:p>66870.3</text:p>
                <draw:g>
                  <svg:desc>Sheet1.D27:Sheet1.M27</svg:desc>
                </draw:g>
              </table:table-cell>
              <table:table-cell office:value-type="float" office:value="294220.5">
                <text:p>294220.5</text:p>
              </table:table-cell>
              <table:table-cell office:value-type="float" office:value="645764.9">
                <text:p>645764.9</text:p>
              </table:table-cell>
              <table:table-cell office:value-type="float" office:value="1189456">
                <text:p>1189456</text:p>
              </table:table-cell>
              <table:table-cell office:value-type="float" office:value="1670316.2">
                <text:p>1670316.2</text:p>
              </table:table-cell>
              <table:table-cell office:value-type="float" office:value="2367509.1">
                <text:p>2367509.1</text:p>
              </table:table-cell>
              <table:table-cell office:value-type="float" office:value="3204210.3">
                <text:p>3204210.3</text:p>
              </table:table-cell>
              <table:table-cell office:value-type="float" office:value="4554347.1">
                <text:p>4554347.1</text:p>
              </table:table-cell>
              <table:table-cell office:value-type="float" office:value="5283295.7">
                <text:p>5283295.7</text:p>
              </table:table-cell>
              <table:table-cell office:value-type="float" office:value="6566668.4">
                <text:p>6566668.4</text:p>
              </table:table-cell>
            </table:table-row>
            <table:table-row>
              <table:table-cell office:value-type="string">
                <text:p>j-i</text:p>
                <draw:g>
                  <svg:desc>Sheet1.C28:Sheet1.C28</svg:desc>
                </draw:g>
              </table:table-cell>
              <table:table-cell office:value-type="float" office:value="78133.1">
                <text:p>78133.1</text:p>
                <draw:g>
                  <svg:desc>Sheet1.D28:Sheet1.M28</svg:desc>
                </draw:g>
              </table:table-cell>
              <table:table-cell office:value-type="float" office:value="352063">
                <text:p>352063</text:p>
              </table:table-cell>
              <table:table-cell office:value-type="float" office:value="941718.3">
                <text:p>941718.3</text:p>
              </table:table-cell>
              <table:table-cell office:value-type="float" office:value="1733423.6">
                <text:p>1733423.6</text:p>
              </table:table-cell>
              <table:table-cell office:value-type="float" office:value="2891806.5">
                <text:p>2891806.5</text:p>
              </table:table-cell>
              <table:table-cell office:value-type="float" office:value="4149528.7">
                <text:p>4149528.7</text:p>
              </table:table-cell>
              <table:table-cell office:value-type="float" office:value="5964281.6">
                <text:p>5964281.6</text:p>
              </table:table-cell>
              <table:table-cell office:value-type="float" office:value="7444033.2">
                <text:p>7444033.2</text:p>
              </table:table-cell>
              <table:table-cell office:value-type="float" office:value="8893593.7">
                <text:p>8893593.7</text:p>
              </table:table-cell>
              <table:table-cell office:value-type="float" office:value="12779400.9">
                <text:p>1277940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